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BIENES" style:display-name="TABLA_BIENES" style:family="table">
      <style:table-properties style:width="10.116in" table:align="left"/>
    </style:style>
    <style:style style:name="TABLA_5f_BIENES.A" style:display-name="TABLA_BIENES.A" style:family="table-column">
      <style:table-column-properties style:column-width="1.25in"/>
    </style:style>
    <style:style style:name="TABLA_5f_BIENES.B" style:display-name="TABLA_BIENES.B" style:family="table-column">
      <style:table-column-properties style:column-width="0.9951in"/>
    </style:style>
    <style:style style:name="TABLA_5f_BIENES.C" style:display-name="TABLA_BIENES.C" style:family="table-column">
      <style:table-column-properties style:column-width="1.0069in"/>
    </style:style>
    <style:style style:name="TABLA_5f_BIENES.D" style:display-name="TABLA_BIENES.D" style:family="table-column">
      <style:table-column-properties style:column-width="0.9958in"/>
    </style:style>
    <style:style style:name="TABLA_5f_BIENES.E" style:display-name="TABLA_BIENES.E" style:family="table-column">
      <style:table-column-properties style:column-width="1.4583in"/>
    </style:style>
    <style:style style:name="TABLA_5f_BIENES.F" style:display-name="TABLA_BIENES.F" style:family="table-column">
      <style:table-column-properties style:column-width="1.6549in"/>
    </style:style>
    <style:style style:name="TABLA_5f_BIENES.G" style:display-name="TABLA_BIENES.G" style:family="table-column">
      <style:table-column-properties style:column-width="2.7549in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G1" style:display-name="TABLA_BIENES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2" style:display-name="TABLA_BIENES.2" style:family="table-row">
      <style:table-row-properties style:min-row-height="0.0097in" fo:keep-together="auto"/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none" fo:border-top="none" fo:border-bottom="0.05pt solid #000000"/>
    </style:style>
    <style:style style:name="TABLA_5f_BIENES.E2" style:display-name="TABLA_BIENES.E2" style:family="table-cell">
      <style:table-cell-properties fo:padding="0.0382in" fo:border-left="0.05pt solid #000000" fo:border-right="none" fo:border-top="none" fo:border-bottom="0.05pt solid #000000"/>
    </style:style>
    <style:style style:name="TABLA_5f_BIENES.F2" style:display-name="TABLA_BIENES.F2" style:family="table-cell">
      <style:table-cell-properties fo:padding="0.0382in" fo:border-left="0.05pt solid #000000" fo:border-right="none" fo:border-top="none" fo:border-bottom="0.05pt solid #000000"/>
    </style:style>
    <style:style style:name="TABLA_5f_BIENES.G2" style:display-name="TABLA_BIENES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99432" officeooo:paragraph-rsid="004e148d" style:font-name-asian="Arial1" style:font-size-asian="8pt" style:font-weight-asian="bold" style:font-name-complex="Arial1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officeooo:rsid="006155b3" officeooo:paragraph-rsid="004e148d" style:font-name-asian="Arial1" style:font-size-asian="8pt" style:font-name-complex="Arial1" style:font-size-complex="8pt"/>
    </style:style>
    <style:style style:name="P3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67bf4a" officeooo:paragraph-rsid="0067bf4a" style:font-name-asian="Arial1" style:font-size-asian="8pt" style:font-name-complex="Arial1" style:font-size-complex="8pt"/>
    </style:style>
    <style:style style:name="P4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576cfb" officeooo:paragraph-rsid="005fc382" style:font-name-asian="Arial1" style:font-size-asian="8pt" style:font-name-complex="Arial1" style:font-size-complex="8pt"/>
    </style:style>
    <style:style style:name="P5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617ee3" officeooo:paragraph-rsid="00617ee3" style:font-name-asian="Arial1" style:font-size-asian="8pt" style:font-name-complex="Arial1" style:font-size-complex="8pt"/>
    </style:style>
    <style:style style:name="P6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5fc382" officeooo:paragraph-rsid="005fc382" style:font-name-asian="Arial1" style:font-size-asian="8pt" style:font-name-complex="Arial1" style:font-size-complex="8pt"/>
    </style:style>
    <style:style style:name="P7" style:family="paragraph" style:parent-style-name="Table_20_Contents">
      <style:paragraph-properties fo:margin-left="0in" fo:margin-right="0in" fo:margin-top="0.1665in" fo:margin-bottom="0in" loext:contextual-spacing="false" fo:line-height="100%" fo:text-align="start" style:justify-single-word="false" style:register-true="false" fo:text-indent="0in" style:auto-text-indent="false" style:shadow="none">
        <style:tab-stops>
          <style:tab-stop style:position="0.75in"/>
        </style:tab-stops>
      </style:paragraph-properties>
      <style:text-properties style:font-name="Arial" fo:font-size="8pt" officeooo:rsid="007e85f7" officeooo:paragraph-rsid="007e85f7" style:font-name-asian="Arial1" style:font-size-asian="8pt" style:font-name-complex="Arial1" style:font-size-complex="8pt"/>
    </style:style>
    <style:style style:name="P8" style:family="paragraph" style:parent-style-name="Standard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6155b3" officeooo:paragraph-rsid="008270d6" style:font-name-asian="Arial1" style:font-size-asian="8pt" style:font-weight-asian="bold" style:font-name-complex="Arial1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4e148d" style:font-name-asian="Arial1" style:font-size-asian="8pt" style:font-weight-asian="bold" style:font-name-complex="Arial1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5c50cd" officeooo:paragraph-rsid="005c50cd" style:font-name-asian="Arial1" style:font-size-asian="8pt" style:font-weight-asian="bold" style:font-name-complex="Arial1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732eb1" officeooo:paragraph-rsid="00732eb1" style:font-name-asian="Arial1" style:font-size-asian="8pt" style:font-weight-asian="bold" style:font-name-complex="Arial1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line-height="100%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67bf4a" officeooo:paragraph-rsid="0067bf4a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rsid="004aed82" officeooo:paragraph-rsid="004e148d" style:font-name-asian="Arial1" style:font-size-asian="15pt" style:font-weight-asian="bold" style:font-name-complex="Arial1" style:font-size-complex="15pt" style:font-weight-complex="bold"/>
    </style:style>
    <style:style style:name="P14" style:family="paragraph" style:parent-style-name="Header">
      <style:paragraph-properties fo:text-align="end" style:justify-single-word="false"/>
      <style:text-properties fo:font-size="9pt" officeooo:rsid="008270d6" officeooo:paragraph-rsid="008270d6" style:font-size-asian="9pt" style:font-size-complex="9pt"/>
    </style:style>
    <style:style style:name="P15" style:family="paragraph" style:parent-style-name="Header">
      <style:text-properties fo:font-size="9pt" officeooo:rsid="008270d6" officeooo:paragraph-rsid="008270d6" style:font-size-asian="9pt" style:font-size-complex="9pt"/>
    </style:style>
    <style:style style:name="P16" style:family="paragraph" style:parent-style-name="Header"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P17" style:family="paragraph" style:parent-style-name="Header">
      <style:paragraph-properties fo:text-align="end" style:justify-single-word="false"/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P18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5a9eb"/>
    </style:style>
    <style:style style:name="T3" style:family="text">
      <style:text-properties officeooo:rsid="00642b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etalle de Recepción</text:p>
      <text:p text:style-name="P1"/>
      <text:p text:style-name="P1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D"/>
        <table:table-column table:style-name="TABLA_5f_BIENES.E"/>
        <table:table-column table:style-name="TABLA_5f_BIENES.F"/>
        <table:table-column table:style-name="TABLA_5f_BIENES.G"/>
        <table:table-row table:style-name="TABLA_5f_BIENES.1">
          <table:table-cell table:style-name="TABLA_5f_BIENES.A1" office:value-type="string">
            <text:p text:style-name="P12">Clase</text:p>
          </table:table-cell>
          <table:table-cell table:style-name="TABLA_5f_BIENES.A1" office:value-type="string">
            <text:p text:style-name="P9">Codigo</text:p>
          </table:table-cell>
          <table:table-cell table:style-name="TABLA_5f_BIENES.A1" office:value-type="string">
            <text:p text:style-name="P9">Nombre</text:p>
          </table:table-cell>
          <table:table-cell table:style-name="TABLA_5f_BIENES.A1" office:value-type="string">
            <text:p text:style-name="P9">Cantidad</text:p>
          </table:table-cell>
          <table:table-cell table:style-name="TABLA_5f_BIENES.A1" office:value-type="string">
            <text:p text:style-name="P9">Cost<text:span text:style-name="T2">o unitario</text:span></text:p>
          </table:table-cell>
          <table:table-cell table:style-name="TABLA_5f_BIENES.A1" office:value-type="string">
            <text:p text:style-name="P10">Costo total</text:p>
          </table:table-cell>
          <table:table-cell table:style-name="TABLA_5f_BIENES.G1" office:value-type="string">
            <text:p text:style-name="P11">Descripción</text:p>
          </table:table-cell>
        </table:table-row>
        <table:table-row table:style-name="TABLA_5f_BIENES.2">
          <table:table-cell table:style-name="TABLA_5f_BIENES.A2" office:value-type="string">
            <text:p text:style-name="P3">[CLASE]</text:p>
          </table:table-cell>
          <table:table-cell table:style-name="TABLA_5f_BIENES.B2" office:value-type="string">
            <text:p text:style-name="P4">[CODIGO]</text:p>
          </table:table-cell>
          <table:table-cell table:style-name="TABLA_5f_BIENES.C2" office:value-type="string">
            <text:p text:style-name="P5">[NOMBRE]</text:p>
          </table:table-cell>
          <table:table-cell table:style-name="TABLA_5f_BIENES.D2" office:value-type="string">
            <text:p text:style-name="P5">[CANTIDAD]</text:p>
          </table:table-cell>
          <table:table-cell table:style-name="TABLA_5f_BIENES.E2" office:value-type="string">
            <text:p text:style-name="P5">[COSTO]</text:p>
          </table:table-cell>
          <table:table-cell table:style-name="TABLA_5f_BIENES.F2" office:value-type="string">
            <text:p text:style-name="P6">[COSTO_TOTAL]</text:p>
          </table:table-cell>
          <table:table-cell table:style-name="TABLA_5f_BIENES.G2" office:value-type="string">
            <text:p text:style-name="P7">[DESCRIPCION_ITEM</text:p>
          </table:table-cell>
        </table:table-row>
      </table:table>
      <text:p text:style-name="P2"/>
      <text:p text:style-name="P8">Total general: <text:span text:style-name="T3">[TOTAL_GENERAL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 style:master-page-name="">
      <style:paragraph-properties fo:margin-left="0in" fo:margin-right="0in" fo:line-height="150%" fo:keep-together="always" style:register-true="true" fo:text-indent="0in" style:auto-text-indent="true" style:page-number="auto" style:vertical-align="baseline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officeooo:rsid="008270d6" officeooo:paragraph-rsid="008270d6" style:font-size-asian="9pt" style:font-size-complex="9pt"/>
    </style:style>
    <style:style style:name="MP2" style:family="paragraph" style:parent-style-name="Header">
      <style:text-properties fo:font-size="9pt" officeooo:rsid="008270d6" officeooo:paragraph-rsid="008270d6" style:font-size-asian="9pt" style:font-size-complex="9pt"/>
    </style:style>
    <style:style style:name="MP3" style:family="paragraph" style:parent-style-name="Header"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9pt" fo:font-weight="bold" officeooo:rsid="008270d6" officeooo:paragraph-rsid="008270d6" style:font-size-asian="9pt" style:font-weight-asian="bold" style:font-size-complex="9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11in" fo:margin-left="0in" fo:margin-right="0in" fo:margin-bottom="0.4016in" fo:background-color="transparent" style:dynamic-spacing="true" draw:fill="none" draw:fill-color="#729fcf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0.0598in" svg:width="1.4272in" svg:height="0.9181in" draw:z-index="0"><draw:image xlink:href="Pictures/1000000000000119000000B3A9F37FC0.png" xlink:type="simple" xlink:show="embed" xlink:actuate="onLoad"/></draw:frame><text:span text:style-name="MT1">Fecha emisión reporte:</text:span> [FECHA]</text:p>
        <text:p text:style-name="MP1"/>
        <text:p text:style-name="MP1"><text:span text:style-name="MT1">Numero de recepción:</text:span> [NUMERO_DE_RECEPCION]</text:p>
        <text:p text:style-name="MP2"/>
        <text:p text:style-name="MP1"><text:span text:style-name="MT1">Fecha alta:</text:span> [FECHA_DE_RECEPCION]</text:p>
        <text:p text:style-name="MP3"/>
        <text:p text:style-name="MP4">Documento Principal </text:p>
        <text:p text:style-name="MP4"/>
        <text:p text:style-name="MP1"><text:span text:style-name="MT1">Tipo de documento:</text:span> [TIPO] <text:s text:c="12"/><text:span text:style-name="MT1">Numero: </text:span>[DOCUMENTO_PRINCIPAL]</text:p>
        <text:p text:style-name="MP1"/>
        <text:p text:style-name="MP1"/>
      </style:header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2:55:02.386967699</dc:date>
    <meta:generator>LibreOffice/4.4.6.3$Linux_X86_64 LibreOffice_project/40m0$Build-3</meta:generator>
    <meta:editing-duration>PT21H27M23S</meta:editing-duration>
    <meta:editing-cycles>94</meta:editing-cycles>
    <dc:creator>gsantacruz </dc:creator>
    <meta:document-statistic meta:table-count="1" meta:image-count="1" meta:object-count="0" meta:page-count="1" meta:paragraph-count="22" meta:word-count="42" meta:character-count="373" meta:non-whitespace-character-count="340"/>
  </office:meta>
</office:document-meta>
</file>